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LiHei Pro" svg:font-family="LiHei Pro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text-properties style:font-name="Heiti TC Light" fo:font-size="12.0pt" fo:background-color="#868686"/>
    </style:style>
    <style:style style:name="P3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4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P5" style:family="paragraph" style:parent-style-name="Standard">
      <style:paragraph-properties fo:margin-bottom="0.1667in"/>
      <style:text-properties style:font-name="Times" fo:font-size="12.0pt" fo:background-color="#ececec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3" style:family="text">
      <style:text-properties style:font-name="Heiti TC Light"/>
    </style:style>
    <style:style style:name="T4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王修亮   |  2022.02.06 19:24   |   <text:a xlink:type="simple" xlink:href="http://palinfo.habago.org/Entry?Command=Information_PrintForum&amp;iPage=1#FORUM41958"><text:span text:style-name="T1">#</text:span></text:a></text:p>
      <text:p text:style-name="P3">生字與燈謎 <text:line-break/>利用甲骨文學習、加上拆字、合字等等的方法來猜燈謎，是我一貫教生字的方法，快元宵節了，舉幾個例子，讓孩子們也準備準備題材，舉辦燈謎會。 <text:line-break/>學一個生字詞，當然不僅是熟記外形，還要能理解字詞義，所以字詞燈謎，除了技巧上的拆字與合字之外，還需要加上一些「解釋與生活連結」。 <text:line-break/>比如選了「桃」這個字，是植物，拆開來，桃是由「木」和「兆」組成。 <text:line-break/>孩子先查查形音義字典，找到木與兆的意義。 <text:line-break/>「灼龜坼也。」「兆者，灼龜發于火，其可占者。」兆的甲骨文本意是「灼燒龜殼，觀察其裂紋，以卜吉凶」。 <text:line-break/>若是謎底單猜一個「兆」字，就可以使用「解釋法」，例如：「火灼龜甲觀吉凶」。可現在的謎底是桃，旁邊還有個「木」，這裡就需要用生活經驗的連結來思想，樹木和龜甲、火、裂紋之間，可能發生甚麼關係呢？看起來應該是火比較容易連結，畢竟起火是需要木柴的。所以：「燃木灼龜甲，裂紋其何卜」。 <text:line-break/>孩子當然可以用白話文來說：「燃燒了木頭烤龜甲，裂紋卜出甚麼吉凶呢？」 <text:line-break/>這是「生字教學式」燈謎，認識甲骨文的原意，能連結生活經驗，對字形組合有概念。 <text:line-break/>在五千年的歷史裡，字的形音義變化、繁衍太多了，「兆」也可以是數量，百億、千億之後是兆，所以是「億億」。「億億支獨木」也可以做個簡單的題，只是沒有探索到甲骨文的原意，但是不妨做個附題，兩題並列，謎底相同。 <text:line-break/>家長不妨讓孩子翻翻形音義大字典來找題材，例如「戶：護也。半門曰戶」「門：從二戶」，「戶」是「單扇門」，門則是「兩扇戶」。 <text:line-break/>「半門」、「單扇門」是戶，那麼「房、扉、肩、扇」等字，就可以從「方、非、肉、羽」的字形與生活經驗來連結出題。 <text:line-break/>「戶戶」、「兩戶」都是門，那麼「間、問、閃、閏、悶、聞」等等字，就可以連結出謎題。 <text:line-break/>再例如「木，冒也，冒地而生。東方之行(金木水火土五行，東方屬木)。从屮，下象其根。」 <text:line-break/>「《說文》：萅（春），推也。从艸，从日，艸，春時生也，屯聲。。」 <text:line-break/>所以「冒地而生長」是木，「五行在東方」也是木，加上「四季草初青」的「春」，就是「樁」字。 <text:line-break/>這樣的出題法，對字詞的原意與解釋會更深刻。 <text:line-break/>部首雖然是近代的文字歸類方式，有些歸類不盡完善，但是在文字學習上還是頗有用處的。孩子若是想不出謎題，以部首索引來翻翻字典，找找靈感，是不錯的方法，也可以藉機讓孩子認識、探索更多的字。 <text:line-break/><text:line-break/>過幾天來猜燈謎，我只有這個長處，就努力使用這個長處。</text:p>
      <text:p text:style-name="P2">Xuan-wei   |  2022.02.05 14:07   |   <text:a xlink:type="simple" xlink:href="http://palinfo.habago.org/Entry?Command=Information_PrintForum&amp;iPage=1#FORUM41957"><text:span text:style-name="T1">#</text:span></text:a></text:p>
      <text:p text:style-name="P4">令人憂心的消息，看起來是版主之前示警的滅台計畫的進行式。 <text:line-break/>底下是研究相關生物政治議題的學者的facebook貼文。 <text:line-break/><text:a xlink:type="simple" xlink:href="https://www.facebook.com/1633704609/posts/10225305775224747/"><text:span text:style-name="T2">https://www.facebook.com/1633704609/posts/10225305775224747/</text:span></text:a></text:p>
      <text:p text:style-name="P2">孫從輔   |  2022.02.05 01:59   |   <text:a xlink:type="simple" xlink:href="http://palinfo.habago.org/Entry?Command=Information_PrintForum&amp;iPage=1#FORUM41956"><text:span text:style-name="T1">#</text:span></text:a></text:p>
      <text:p text:style-name="P5"><text:span text:style-name="T3">YouTube 在三個月前就宣布不公開顯示dislike了，見此 <text:line-break/><text:line-break/></text:span><text:a xlink:type="simple" xlink:href="https://blog.youtube/news-and-events/update-to-youtube/"><text:span text:style-name="T4">https://blog.youtube/news-and-events/update-to-youtube/</text:span></text:a><text:span text:style-name="T3"><text:s/><text:line-break/><text:line-break/>知道這點才不會誤讀形勢。</text:span></text:p>
      <text:p text:style-name="P2">嗯呵   |  2022.02.04 23:51   |   <text:a xlink:type="simple" xlink:href="http://palinfo.habago.org/Entry?Command=Information_PrintForum&amp;iPage=1#FORUM41955"><text:span text:style-name="T1">#</text:span></text:a></text:p>
      <text:p text:style-name="P4">丞相，起風了。？！ <text:line-break/><text:line-break/>句號、問號、驚嘆號。將來會是哪一個？ <text:line-break/><text:line-break/><text:line-break/>等了七天，竟然沒有一個〝不喜歡〞的噓聲（thumbs down）？並且，最少一萬四千個點讚。 <text:line-break/><text:line-break/>立春之時北京冬奧開幕，特此擷個畫面引為彩頭。 <text:line-break/><text:line-break/><text:a xlink:type="simple" xlink:href="https://i.imgur.com/fRiNBUU.png"><text:span text:style-name="T2">https://i.imgur.com/fRiNBUU.png</text:span></text:a><text:s/><text:line-break/><text:line-break/><text:line-break/>李梓敬激辯BBC主持 稱香港美國自由程度沒分別－ BBC News 中文 <text:line-break/><text:a xlink:type="simple" xlink:href="https://www.youtube.com/watch?v=zoppegJlF_o"><text:span text:style-name="T2">https://www.youtube.com/watch?v=zoppegJlF_o</text:span></text:a></text:p>
      <text:p text:style-name="P2">陳真   |  2022.02.03 23:26   |   <text:a xlink:type="simple" xlink:href="http://palinfo.habago.org/Entry?Command=Information_PrintForum&amp;iPage=1#FORUM41954"><text:span text:style-name="T1">#</text:span></text:a></text:p>
      <text:p text:style-name="P3">(又續) <text:line-break/><text:line-break/>2016年10月29號我寫了底下這麼一些話： <text:line-break/><text:line-break/>"最近讀到應該是蘇格拉底的一段話，頗有啟發，老實說，我還蠻感動。很湊巧的是，周星馳也講過類似的話。周星馳說，他拍戲常惹人厭，因為他總希望可以 '再更好一點點'，哪怕只是一點點，他也不想放棄這個或許可以改善得更好的一點點可能性。周星馳說，不管大大小小的方面，他就是希望可以 '再更好一點點'，所以他經常一個鏡頭拍了一百多遍，就只為了這個 '一點點'。 <text:line-break/><text:line-break/>至於蘇格拉底是這麼說的，他說，'我寧可做對做好哪怕只是一點點，也不想做錯做爛卻做了很多。' <text:line-break/><text:line-break/>我也常這麼相信，倘若我可以把哪怕只是一個字寫好，也許我就能寫出一整個世界。 <text:line-break/><text:line-break/>有一天，一群朋友去拜訪福婁拜(Gustave Flaubert)，福婁拜寒喧幾句後就說他得上樓工作，他正忙著寫 "包法利夫人"，於是留下朋友們，自己溜進書房工作。直到晚餐時刻，福婁拜才出房們。朋友們說，寫得如何啊？進度還好吧。福婁拜說，嗯，還不錯哦，我給昨天寫好的東西加了一個逗號。 <text:line-break/><text:line-break/>隔天，朋友們又來了，福婁拜又說要忙著寫書，於是又溜進書房用功。晚餐時刻才又出現。朋友們說，怎麼樣，靈感還不錯吧，寫得還好嗎？福婁拜說：嗯，還不錯，我把昨天加上去的那個標點符號刪掉了。 <text:line-break/><text:line-break/>常想起這個真實故事，很感動，漫漫一生，就只為了這麼一點點。雖然只是一點點，但做對做好也許更重要。特別是在一些很重要的東西上，人還是不要便宜行事比較好，舉頭三尺不一定有神明，也許神明就住在哪怕只是一個標點符號上。" <text:line-break/><text:line-break/>以上是幾年前寫的。 <text:line-break/><text:line-break/>我總覺得，我好像是自己最忠實的讀者，我知道應該以什麼樣的速度和心態來看自己寫的東西，我知道自己寫了些什麼，絕無可能有一絲誤解。而且，我還同情我自己，為了這麼一點雞毛蒜皮卻驚滔駭浪。老實說，除了自己，誰還鳥你什麼標點符號？根本一文不值。 <text:line-break/><text:line-break/>巴勒網準備搬家，很多事沒法公開說，只能說這些年真是驚滔駭浪，非常痛苦。可悲的是，我對之感到極端痛苦之事，世上不知道會有幾人在乎？內部設定稍有個什麼風吹草動或亂碼，我就能嚇出一身冷汗。Oscar Wilde說得對："詩人能挺過一切劫難，除了印刷錯誤。" 要是人生可以重來，我肯定要把電腦學好。詩人確實能挺過一切劫難，除了電腦故障及網站搬家。 <text:line-break/><text:line-break/>除了在報上和黨外雜誌寫過文章，我這輩子從沒出版過任何書，也不投稿期刊，二十幾年來卻寫壞了至少六、七個硬碟；每壞一個硬碟，就是一場史詩級的災難。每想到散落各處陰暗潮溼角落的毀壞硬碟，我就有一種痛不欲生的感覺。硬碟裏頭沒什麼大不了的東西，不過是一些 "標點符號"，但它們畢竟是我的 "小孩"，將來成不成器不知道，但他們好歹是我的 "小孩"，可是似乎就這樣一個個毀了，我根本沒有時間和能力去保護他們的存在。我常告訴他們說，過兩天把拔有空就會來救你們，但是二十多年過去了，"小孩" 們依舊不見天日，生死未卜。 <text:line-break/><text:line-break/>至於巴勒網，還好有阿遠、怡靜和一位武林高手相助，否則恐怕又是一場災難。但是，搬遷過程中我還是日夜捏著一把冷汗。當然，那只是對我自己而言是災難，客觀上來說卻沒啥好說的。這就是一種個性，我知道我之脫隊而行，我之所為之事，根本微不足道，但我卻睹上一生。 </text:p>
      <text:p text:style-name="P2">陳真   |  2022.02.02 06:08   |   <text:a xlink:type="simple" xlink:href="http://palinfo.habago.org/Entry?Command=Information_PrintForum&amp;iPage=1#FORUM41953"><text:span text:style-name="T1">#</text:span></text:a></text:p>
      <text:p text:style-name="P4">（再續） <text:line-break/><text:line-break/>個性關乎數量，無關善惡。“我”是1，而人們卻往往是全部。 <text:line-break/><text:line-break/>一個人如果有其個性，就會跟群眾產生某種不太友善的距離，不易親近，不易溝通，更不可能“討喜”了。反之，想要順應眾人者，才會想討其歡喜，進而炫技、迎合，缺乏個人“語言”。 <text:line-break/><text:line-break/>我常覺得，撇開公眾事務或知識不談，純粹就我個人之需要而言，我實在不知道上網到底是要看什麼。在網上，我常一片茫然，網路對我而言根本就是多餘的。原因無它，人們的個性往往引不起我絲毫的興趣，我不相信一種面目模糊乃至普遍猥瑣的心靈能夠帶給我任何的觸動，甚至知識與思想亦如是。 <text:line-break/><text:line-break/>這不是什麼文人相輕，而只是人事物之所必然，畢竟作品不可能比人大。一個人本身如果無足可觀，他哪有可能還會有什麼動人的“作品”或知識？ <text:line-break/><text:line-break/>當然，這並不是說“他們”的生命只是一團毫無意義的存在；恰恰相反，在隱密的個別事物上，所有人都還是一樣的，並無差別。悲歡內容也許不同，本質則一，無從規避。 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